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58690"/>
    </style:style>
    <style:style style:name="T3" style:family="text">
      <style:text-properties officeooo:rsid="00159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5de9(already6)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2T09:51:10.024976734</dc:date>
    <meta:editing-duration>PT14M4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88" meta:non-whitespace-character-count="359"/>
  </office:meta>
</office:document-meta>
</file>